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4d8a" officeooo:paragraph-rsid="001ff02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4d8a" officeooo:paragraph-rsid="001ff02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9pt" style:text-underline-style="none" fo:font-weight="normal" officeooo:rsid="001b4d8a" officeooo:paragraph-rsid="001ff02e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26a672"/>
    </style:style>
    <style:style style:name="P5" style:family="paragraph" style:parent-style-name="Standard">
      <style:paragraph-properties fo:text-align="start" style:justify-single-word="false"/>
      <style:text-properties officeooo:rsid="0029bef9" officeooo:paragraph-rsid="0029bef9"/>
    </style:style>
    <style:style style:name="P6" style:family="paragraph" style:parent-style-name="Standard">
      <style:paragraph-properties fo:text-align="start" style:justify-single-word="false"/>
      <style:text-properties officeooo:rsid="002b0d81" officeooo:paragraph-rsid="002b0d81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ff02e" officeooo:paragraph-rsid="001ff02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16aeb" officeooo:paragraph-rsid="00216aeb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f02e" officeooo:paragraph-rsid="001ff02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16aeb" officeooo:paragraph-rsid="00216aeb" style:font-size-asian="12pt" style:font-weight-asian="normal" style:font-size-complex="12pt" style:font-weight-complex="normal"/>
    </style:style>
    <style:style style:name="T1" style:family="text">
      <style:text-properties officeooo:rsid="001c0523"/>
    </style:style>
    <style:style style:name="T2" style:family="text">
      <style:text-properties officeooo:rsid="001ff02e"/>
    </style:style>
    <style:style style:name="T3" style:family="text">
      <style:text-properties officeooo:rsid="0024d338"/>
    </style:style>
    <style:style style:name="T4" style:family="text">
      <style:text-properties officeooo:rsid="002567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<text:span text:style-name="T2">3</text:span> <text:span text:style-name="T1">(31330) </text:span></text:p>
      <text:p text:style-name="P1"/>
      <text:p text:style-name="P7">Student Table: </text:p>
      <text:p text:style-name="P7"/>
      <text:p text:style-name="P9">mysql&gt; SELECT * FROM Student;</text:p>
      <text:p text:style-name="P9">+-----------+---------+------------+----------------+------+------------------------+------------+</text:p>
      <text:p text:style-name="P9">| StudentID | DriveID | TrainingID | StudentName <text:s text:c="3"/>| CGPA | Branch <text:s text:c="16"/>| DOB <text:s text:c="7"/>|</text:p>
      <text:p text:style-name="P9">+-----------+---------+------------+----------------+------+------------------------+------------+</text:p>
      <text:p text:style-name="P9">| S001 <text:s text:c="5"/>| <text:s text:c="6"/>1 | <text:s text:c="9"/>1 | Amit Kumar <text:s text:c="4"/>| 8.75 | Computer Science <text:s text:c="6"/>| 1998-01-15 |</text:p>
      <text:p text:style-name="P9">| S002 <text:s text:c="5"/>| <text:s text:c="6"/>2 | <text:s text:c="9"/>2 | Pooja Sharma <text:s text:c="2"/>| 9.00 | Electronics <text:s text:c="11"/>| 1997-05-21 |</text:p>
      <text:p text:style-name="P9">| S003 <text:s text:c="5"/>| <text:s text:c="6"/>3 | <text:s text:c="9"/>3 | Ravi Patel <text:s text:c="4"/>| 7.50 | Mechanical <text:s text:c="12"/>| 1998-12-10 |</text:p>
      <text:p text:style-name="P9">| S004 <text:s text:c="5"/>| <text:s text:c="6"/>4 | <text:s text:c="9"/>4 | Neha Singh <text:s text:c="4"/>| 8.50 | Civil <text:s text:c="17"/>| 1997-09-05 |</text:p>
      <text:p text:style-name="P9">| S005 <text:s text:c="5"/>| <text:s text:c="6"/>5 | <text:s text:c="9"/>5 | Arjun Reddy <text:s text:c="3"/>| 9.25 | Information Technology | 1998-02-20 |</text:p>
      <text:p text:style-name="P9">| S006 <text:s text:c="5"/>| <text:s text:c="6"/>1 | <text:s text:c="9"/>1 | Shantanu Gupta | 8.20 | Computer Science <text:s text:c="6"/>| 1997-11-25 |</text:p>
      <text:p text:style-name="P9">| S007 <text:s text:c="5"/>| <text:s text:c="6"/>2 | <text:s text:c="9"/>2 | Sonia Gupta <text:s text:c="3"/>| 7.80 | Information Technology | 1998-06-10 |</text:p>
      <text:p text:style-name="P9">| S008 <text:s text:c="5"/>| <text:s text:c="6"/>3 | <text:s text:c="9"/>3 | Rajesh Kumar <text:s text:c="2"/>| 8.00 | Electrical <text:s text:c="12"/>| 1997-08-14 |</text:p>
      <text:p text:style-name="P9">| S009 <text:s text:c="5"/>| <text:s text:c="6"/>4 | <text:s text:c="9"/>4 | Kavita Mehta <text:s text:c="2"/>| 7.90 | Structural Engineering | 1998-04-18 |</text:p>
      <text:p text:style-name="P9">| S010 <text:s text:c="5"/>| <text:s text:c="6"/>5 | <text:s text:c="9"/>5 | Aarti Deshmukh | 9.10 | Computer Science <text:s text:c="6"/>| 1998-03-30 |</text:p>
      <text:p text:style-name="P9">+-----------+---------+------------+----------------+------+------------------------+------------+</text:p>
      <text:p text:style-name="P9">10 rows in set (0.00 sec)</text:p>
      <text:p text:style-name="P7"/>
      <text:p text:style-name="P8">PlacementDrive Table:</text:p>
      <text:p text:style-name="P10">mysql&gt; SELECT * FROM PlacementDrive</text:p>
      <text:p text:style-name="P10"><text:s text:c="4"/>-&gt; ;</text:p>
      <text:p text:style-name="P10">+---------+---------------------------+---------+-----------+</text:p>
      <text:p text:style-name="P10">| DriveID | PCompanyName <text:s text:c="13"/>| Package | Location <text:s/>|</text:p>
      <text:p text:style-name="P10">+---------+---------------------------+---------+-----------+</text:p>
      <text:p text:style-name="P10">| <text:s text:c="6"/>1 | Microsoft <text:s text:c="16"/>| <text:s text:c="5"/>15 | Thane <text:s text:c="4"/>|</text:p>
      <text:p text:style-name="P10">| <text:s text:c="6"/>2 | Google <text:s text:c="19"/>| <text:s text:c="5"/>18 | Bengaluru |</text:p>
      <text:p text:style-name="P10">| <text:s text:c="6"/>3 | Amazon <text:s text:c="19"/>| <text:s text:c="5"/>12 | Hyderabad |</text:p>
      <text:p text:style-name="P10">| <text:s text:c="6"/>4 | Tata Consultancy Services | <text:s text:c="5"/><text:span text:style-name="T3">5</text:span>| Pune <text:s text:c="5"/>|</text:p>
      <text:p text:style-name="P10">| <text:s text:c="6"/>5 | Infosys <text:s text:c="18"/>| <text:s text:c="6"/>8 | Chennai <text:s text:c="2"/>|</text:p>
      <text:p text:style-name="P10">+---------+---------------------------+---------+-----------+</text:p>
      <text:p text:style-name="P10">5 rows in set (0.01 sec)</text:p>
      <text:p text:style-name="P10"/>
      <text:p text:style-name="P8">Training Table:</text:p>
      <text:p text:style-name="P8"/>
      <text:p text:style-name="P10">mysql&gt; SELECT * FROM Training;</text:p>
      <text:p text:style-name="P10">+------------+--------------+-------------+--------------+</text:p>
      <text:p text:style-name="P10">| TrainingID | TCompanyName | TrainingFee | TrainingYear |</text:p>
      <text:p text:style-name="P10">+------------+--------------+-------------+--------------+</text:p>
      <text:p text:style-name="P10">| <text:s text:c="9"/>1 | Microsoft <text:s text:c="3"/>| <text:s text:c="6"/>25000 | <text:s text:c="8"/>201<text:span text:style-name="T4">1</text:span> |</text:p>
      <text:p text:style-name="P10">| <text:s text:c="9"/>2 | Google <text:s text:c="6"/>| <text:s text:c="6"/>30000 | <text:s text:c="8"/>2016 |</text:p>
      <text:p text:style-name="P10">| <text:s text:c="9"/>3 | Amazon <text:s text:c="6"/>| <text:s text:c="6"/>20000 | <text:s text:c="8"/>2014 |</text:p>
      <text:p text:style-name="P10">| <text:s text:c="9"/>4 | IBM <text:s text:c="9"/>| <text:s text:c="6"/>15000 | <text:s text:c="8"/>2013 |</text:p>
      <text:p text:style-name="P10">| <text:s text:c="9"/>5 | Infosys <text:s text:c="5"/>| <text:s text:c="6"/>18000 | <text:s text:c="8"/>2017 |</text:p>
      <text:p text:style-name="P10"><text:soft-page-break/>+------------+--------------+-------------+--------------+</text:p>
      <text:p text:style-name="P10">5 rows in set (0.01 sec)</text:p>
      <text:p text:style-name="P10"/>
      <text:p text:style-name="P1"/>
      <text:p text:style-name="P2">1. Find the Student details and Placement details using NATURAL JOIN.</text:p>
      <text:p text:style-name="P2"/>
      <text:p text:style-name="P3">mysql&gt; SELECT * FROM Student NATURAL JOIN PlacementDrive ;</text:p>
      <text:p text:style-name="P3">+---------+-----------+------------+----------------+------+------------------------+------------+---------------------------+---------+-----------+</text:p>
      <text:p text:style-name="P3">| DriveID | StudentID | TrainingID | StudentName <text:s text:c="3"/>| CGPA | Branch <text:s text:c="16"/>| DOB <text:s text:c="7"/>| PCompanyName <text:s text:c="13"/>| Package | Location <text:s/>|</text:p>
      <text:p text:style-name="P3">+---------+-----------+------------+----------------+------+------------------------+------------+---------------------------+---------+-----------+</text:p>
      <text:p text:style-name="P3">| <text:s text:c="6"/>1 | S001 <text:s text:c="5"/>| <text:s text:c="9"/>1 | Amit Kumar <text:s text:c="4"/>| 8.75 | Computer Science <text:s text:c="6"/>| 1998-01-15 | Microsoft <text:s text:c="16"/>| <text:s text:c="5"/>15 | Thane <text:s text:c="4"/>|</text:p>
      <text:p text:style-name="P3">| <text:s text:c="6"/>1 | S006 <text:s text:c="5"/>| <text:s text:c="9"/>1 | Shantanu Gupta | 8.20 | Computer Science <text:s text:c="6"/>| 1997-11-25 | Microsoft <text:s text:c="16"/>| <text:s text:c="5"/>15 | Thane <text:s text:c="4"/>|</text:p>
      <text:p text:style-name="P3">| <text:s text:c="6"/>2 | S002 <text:s text:c="5"/>| <text:s text:c="9"/>2 | Pooja Sharma <text:s text:c="2"/>| 9.00 | Electronics <text:s text:c="11"/>| 1997-05-21 | Google <text:s text:c="19"/>| <text:s text:c="5"/>18 | Bengaluru |</text:p>
      <text:p text:style-name="P3">| <text:s text:c="6"/>2 | S007 <text:s text:c="5"/>| <text:s text:c="9"/>2 | Sonia Gupta <text:s text:c="3"/>| 7.80 | Information Technology | 1998-06-10 | Google <text:s text:c="19"/>| <text:s text:c="5"/>18 | Bengaluru |</text:p>
      <text:p text:style-name="P3">| <text:s text:c="6"/>3 | S003 <text:s text:c="5"/>| <text:s text:c="9"/>3 | Ravi Patel <text:s text:c="4"/>| 7.50 | Mechanical <text:s text:c="12"/>| 1998-12-10 | Amazon <text:s text:c="19"/>| <text:s text:c="5"/>12 | Hyderabad |</text:p>
      <text:p text:style-name="P3">| <text:s text:c="6"/>3 | S008 <text:s text:c="5"/>| <text:s text:c="9"/>3 | Rajesh Kumar <text:s text:c="2"/>| 8.00 | Electrical <text:s text:c="12"/>| 1997-08-14 | Amazon <text:s text:c="19"/>| <text:s text:c="5"/>12 | Hyderabad |</text:p>
      <text:p text:style-name="P3">| <text:s text:c="6"/>4 | S004 <text:s text:c="5"/>| <text:s text:c="9"/>4 | Neha Singh <text:s text:c="4"/>| 8.50 | Civil <text:s text:c="17"/>| 1997-09-05 | Tata Consultancy Services | <text:s text:c="5"/>10 | Pune <text:s text:c="5"/>|</text:p>
      <text:p text:style-name="P3">| <text:s text:c="6"/>4 | S009 <text:s text:c="5"/>| <text:s text:c="9"/>4 | Kavita Mehta <text:s text:c="2"/>| 7.90 | Structural Engineering | 1998-04-18 | Tata Consultancy Services | <text:s text:c="5"/>10 | Pune <text:s text:c="5"/>|</text:p>
      <text:p text:style-name="P3">| <text:s text:c="6"/>5 | S005 <text:s text:c="5"/>| <text:s text:c="9"/>5 | Arjun Reddy <text:s text:c="3"/>| 9.25 | Information Technology | 1998-02-20 | Infosys <text:s text:c="18"/>| <text:s text:c="6"/>8 | Chennai <text:s text:c="2"/>|</text:p>
      <text:p text:style-name="P3">| <text:s text:c="6"/>5 | S010 <text:s text:c="5"/>| <text:s text:c="9"/>5 | Aarti Deshmukh | 9.10 | Computer Science <text:s text:c="6"/>| 1998-03-30 | Infosys <text:s text:c="18"/>| <text:s text:c="6"/>8 | Chennai <text:s text:c="2"/>|</text:p>
      <text:p text:style-name="P3">+---------+-----------+------------+----------------+------+------------------------+------------+---------------------------+---------+-----------+</text:p>
      <text:p text:style-name="P2"/>
      <text:p text:style-name="P2">2. Find all the student details with company_name who have conducted in same drive</text:p>
      <text:p text:style-name="P2"/>
      <text:p text:style-name="P2">mysql&gt; SELECT Student.StudentName , PlacementDrive.PCompanyName FROM Student JOIN PlacementDrive ON Student.DriveID = PlacementDrive.DriveID;</text:p>
      <text:p text:style-name="P2">+----------------+---------------------------+</text:p>
      <text:p text:style-name="P2">| StudentName <text:s text:c="3"/>| PCompanyName <text:s text:c="13"/>|</text:p>
      <text:p text:style-name="P2">+----------------+---------------------------+</text:p>
      <text:p text:style-name="P2">| Amit Kumar <text:s text:c="4"/>| Microsoft <text:s text:c="16"/>|</text:p>
      <text:p text:style-name="P2">| Shantanu Gupta | Microsoft <text:s text:c="16"/>|</text:p>
      <text:p text:style-name="P2">| Pooja Sharma <text:s text:c="2"/>| Google <text:s text:c="19"/>|</text:p>
      <text:p text:style-name="P2">| Sonia Gupta <text:s text:c="3"/>| Google <text:s text:c="19"/>|</text:p>
      <text:p text:style-name="P2">| Ravi Patel <text:s text:c="4"/>| Amazon <text:s text:c="19"/>|</text:p>
      <text:p text:style-name="P2">| Rajesh Kumar <text:s text:c="2"/>| Amazon <text:s text:c="19"/>|</text:p>
      <text:p text:style-name="P2">| Neha Singh <text:s text:c="4"/>| Tata Consultancy Services |</text:p>
      <text:p text:style-name="P2">| Kavita Mehta <text:s text:c="2"/>| Tata Consultancy Services |</text:p>
      <text:p text:style-name="P2">| Arjun Reddy <text:s text:c="3"/>| Infosys <text:s text:c="18"/>|</text:p>
      <text:p text:style-name="P2">| Aarti Deshmukh | Infosys <text:s text:c="18"/>|</text:p>
      <text:p text:style-name="P2">+----------------+---------------------------+</text:p>
      <text:p text:style-name="P2">10 rows in set (0.00 sec)</text:p>
      <text:p text:style-name="P2"/>
      <text:p text:style-name="P2">3. List all the Student name and Student branch of Student having package 5 LPA</text:p>
      <text:p text:style-name="P2"/>
      <text:p text:style-name="P2">mysql&gt; SELECT StudentName , Branch FROM Student INNER JOIN PlacementDrive ON Student.DriveID = PlacementDrive.DriveID WHERE Package = 5;</text:p>
      <text:p text:style-name="P2">+--------------+------------------------+</text:p>
      <text:p text:style-name="P2">| StudentName <text:s/>| Branch <text:s text:c="16"/>|</text:p>
      <text:p text:style-name="P2">+--------------+------------------------+</text:p>
      <text:p text:style-name="P2">| Neha Singh <text:s text:c="2"/>| Civil <text:s text:c="17"/>|</text:p>
      <text:p text:style-name="P2">| Kavita Mehta | Structural Engineering |</text:p>
      <text:p text:style-name="P2"><text:soft-page-break/>+--------------+------------------------+</text:p>
      <text:p text:style-name="P2">2 rows in set (0.00 sec)</text:p>
      <text:p text:style-name="P2"/>
      <text:p text:style-name="P2">4.List all the student names ,company_name having T_fee more than 20000</text:p>
      <text:p text:style-name="P2"/>
      <text:p text:style-name="P2">mysql&gt; SELECT StudentName , TCompanyName FROM Student INNER JOIN Training ON Student.TrainingID = Training.TrainingID WHERE TrainingFee&gt;20000;</text:p>
      <text:p text:style-name="P2">+----------------+--------------+</text:p>
      <text:p text:style-name="P2">| StudentName <text:s text:c="3"/>| TCompanyName |</text:p>
      <text:p text:style-name="P2">+----------------+--------------+</text:p>
      <text:p text:style-name="P2">| Amit Kumar <text:s text:c="4"/>| Microsoft <text:s text:c="3"/>|</text:p>
      <text:p text:style-name="P2">| Shantanu Gupta | Microsoft <text:s text:c="3"/>|</text:p>
      <text:p text:style-name="P2">| Pooja Sharma <text:s text:c="2"/>| Google <text:s text:c="6"/>|</text:p>
      <text:p text:style-name="P2">| Sonia Gupta <text:s text:c="3"/>| Google <text:s text:c="6"/>|</text:p>
      <text:p text:style-name="P2">+----------------+--------------+</text:p>
      <text:p text:style-name="P2">4 rows in set (0.00 sec)</text:p>
      <text:p text:style-name="P2"/>
      <text:p text:style-name="P2">5. Display all training details attended by “shantanu” in year 2011</text:p>
      <text:p text:style-name="P2"/>
      <text:p text:style-name="P2">mysql&gt; SELECT Training.* FROM Training INNER JOIN Student ON Training.TrainingID = Student.TrainingID WHERE StudentName = "Shantanu Gupta" AND TrainingYear = 2011;</text:p>
      <text:p text:style-name="P2">+------------+--------------+-------------+--------------+</text:p>
      <text:p text:style-name="P2">| TrainingID | TCompanyName | TrainingFee | TrainingYear |</text:p>
      <text:p text:style-name="P2">+------------+--------------+-------------+--------------+</text:p>
      <text:p text:style-name="P2">| <text:s text:c="9"/>1 | Microsoft <text:s text:c="3"/>| <text:s text:c="6"/>25000 | <text:s text:c="8"/>2011 |</text:p>
      <text:p text:style-name="P2">+------------+--------------+-------------+--------------+</text:p>
      <text:p text:style-name="P2">1 row in set (0.00 sec)</text:p>
      <text:p text:style-name="P2"/>
      <text:p text:style-name="P2">6. list the total number of companies who conduct training before 2015</text:p>
      <text:p text:style-name="P2"/>
      <text:p text:style-name="P2">mysql&gt; SELECT COUNT(TrainingID) AS NumberOfCompanies FROM Training WHERE TrainingYear&lt;2015;</text:p>
      <text:p text:style-name="P2">+-------------------+</text:p>
      <text:p text:style-name="P2">| NumberOfCompanies |</text:p>
      <text:p text:style-name="P2">+-------------------+</text:p>
      <text:p text:style-name="P2">| <text:s text:c="16"/>3 |</text:p>
      <text:p text:style-name="P2">+-------------------+</text:p>
      <text:p text:style-name="P2">1 row in set (0.00 sec)</text:p>
      <text:p text:style-name="P2"/>
      <text:p text:style-name="P4">7. List the students name with company ‘Microsoft’ and location ’Thane’</text:p>
      <text:p text:style-name="P4"/>
      <text:p text:style-name="P4">mysql&gt; SELECT StudentName FROM Student INNER JOIN PlacementDrive ON Student.DriveID = PlacementDrive.DriveID WHERE PCompanyName = "Microsoft" AND Location = "Th</text:p>
      <text:p text:style-name="P4">ane";</text:p>
      <text:p text:style-name="P4">+----------------+</text:p>
      <text:p text:style-name="P4">| StudentName <text:s text:c="3"/>|</text:p>
      <text:p text:style-name="P4">+----------------+</text:p>
      <text:p text:style-name="P4">| Amit Kumar <text:s text:c="4"/>|</text:p>
      <text:p text:style-name="P4">| Shantanu Gupta |</text:p>
      <text:p text:style-name="P4"><text:soft-page-break/>+----------------+</text:p>
      <text:p text:style-name="P4">2 rows in set (0.00 sec)</text:p>
      <text:p text:style-name="P4"/>
      <text:p text:style-name="P4">8. Find the names of all Students who have joined ‘Microsoft ‘ training in 2015 .</text:p>
      <text:p text:style-name="P4"/>
      <text:p text:style-name="P4">mysql&gt; SELECT StudentName FROM Student INNER JOIN Training ON Student.TrainingID = Training.TrainingID WHERE TCompanyName = "Microsoft" AND TrainingYear = 2015;</text:p>
      <text:p text:style-name="P4"/>
      <text:p text:style-name="P4">Empty set (0.00 sec)</text:p>
      <text:p text:style-name="P4"/>
      <text:p text:style-name="P4">9. Create a view showing the Student and Training details.</text:p>
      <text:p text:style-name="P4"/>
      <text:p text:style-name="P4">mysql&gt; CREATE VIEW AllPlacementDrives AS SELECT * FROM PlacementDrive;</text:p>
      <text:p text:style-name="P4">Query OK, 0 rows affected (0.03 sec)</text:p>
      <text:p text:style-name="P4"/>
      <text:p text:style-name="P4">mysql&gt; SELECT * FROM AllPLacementDrives;</text:p>
      <text:p text:style-name="P4">ERROR 1146 (42S02): Table 'te31330_db.AllPLacementDrives' doesn't exist</text:p>
      <text:p text:style-name="P4">mysql&gt; SELECT * FROM AllPlacementDrives;</text:p>
      <text:p text:style-name="P4">+---------+---------------------------+---------+-----------+</text:p>
      <text:p text:style-name="P4">| DriveID | PCompanyName <text:s text:c="13"/>| Package | Location <text:s/>|</text:p>
      <text:p text:style-name="P4">+---------+---------------------------+---------+-----------+</text:p>
      <text:p text:style-name="P4">| <text:s text:c="6"/>1 | Microsoft <text:s text:c="16"/>| <text:s text:c="5"/>15 | Thane <text:s text:c="4"/>|</text:p>
      <text:p text:style-name="P4">| <text:s text:c="6"/>2 | Google <text:s text:c="19"/>| <text:s text:c="5"/>18 | Bengaluru |</text:p>
      <text:p text:style-name="P4">| <text:s text:c="6"/>3 | Amazon <text:s text:c="19"/>| <text:s text:c="5"/>12 | Hyderabad |</text:p>
      <text:p text:style-name="P4">| <text:s text:c="6"/>4 | Tata Consultancy Services | <text:s text:c="6"/>5 | Pune <text:s text:c="5"/>|</text:p>
      <text:p text:style-name="P4">| <text:s text:c="6"/>5 | Infosys <text:s text:c="18"/>| <text:s text:c="6"/>8 | Chennai <text:s text:c="2"/>|</text:p>
      <text:p text:style-name="P4">+---------+---------------------------+---------+-----------+</text:p>
      <text:p text:style-name="P4">5 rows in set (0.00 sec)</text:p>
      <text:p text:style-name="P4"/>
      <text:p text:style-name="P4">mysql&gt; CREATE VIEW StudentView AS SELECT * FROM Student;</text:p>
      <text:p text:style-name="P4">Query OK, 0 rows affected (0.04 sec)</text:p>
      <text:p text:style-name="P4"/>
      <text:p text:style-name="P4">mysql&gt; SELECT * FROM StudentView;</text:p>
      <text:p text:style-name="P4">+-----------+---------+------------+----------------+------+------------------------+------------+</text:p>
      <text:p text:style-name="P4">| StudentID | DriveID | TrainingID | StudentName <text:s text:c="3"/>| CGPA | Branch <text:s text:c="16"/>| DOB <text:s text:c="7"/>|</text:p>
      <text:p text:style-name="P4">+-----------+---------+------------+----------------+------+------------------------+------------+</text:p>
      <text:p text:style-name="P4">| S001 <text:s text:c="5"/>| <text:s text:c="6"/>1 | <text:s text:c="9"/>1 | Amit Kumar <text:s text:c="4"/>| 8.75 | Computer Science <text:s text:c="6"/>| 1998-01-15 |</text:p>
      <text:p text:style-name="P4">| S002 <text:s text:c="5"/>| <text:s text:c="6"/>2 | <text:s text:c="9"/>2 | Pooja Sharma <text:s text:c="2"/>| 9.00 | Electronics <text:s text:c="11"/>| 1997-05-21 |</text:p>
      <text:p text:style-name="P4">| S003 <text:s text:c="5"/>| <text:s text:c="6"/>3 | <text:s text:c="9"/>3 | Ravi Patel <text:s text:c="4"/>| 7.50 | Mechanical <text:s text:c="12"/>| 1998-12-10 |</text:p>
      <text:p text:style-name="P4">| S004 <text:s text:c="5"/>| <text:s text:c="6"/>4 | <text:s text:c="9"/>4 | Neha Singh <text:s text:c="4"/>| 8.50 | Civil <text:s text:c="17"/>| 1997-09-05 |</text:p>
      <text:p text:style-name="P4">| S005 <text:s text:c="5"/>| <text:s text:c="6"/>5 | <text:s text:c="9"/>5 | Arjun Reddy <text:s text:c="3"/>| 9.25 | Information Technology | 1998-02-20 |</text:p>
      <text:p text:style-name="P4">| S006 <text:s text:c="5"/>| <text:s text:c="6"/>1 | <text:s text:c="9"/>1 | Shantanu Gupta | 8.20 | Computer Science <text:s text:c="6"/>| 1997-11-25 |</text:p>
      <text:p text:style-name="P4">| S007 <text:s text:c="5"/>| <text:s text:c="6"/>2 | <text:s text:c="9"/>2 | Sonia Gupta <text:s text:c="3"/>| 7.80 | Information Technology | 1998-06-10 |</text:p>
      <text:p text:style-name="P4">| S008 <text:s text:c="5"/>| <text:s text:c="6"/>3 | <text:s text:c="9"/>3 | Rajesh Kumar <text:s text:c="2"/>| 8.00 | Electrical <text:s text:c="12"/>| 1997-08-14 |</text:p>
      <text:p text:style-name="P4">| S009 <text:s text:c="5"/>| <text:s text:c="6"/>4 | <text:s text:c="9"/>4 | Kavita Mehta <text:s text:c="2"/>| 7.90 | Structural Engineering | 1998-04-18 |</text:p>
      <text:p text:style-name="P4">| S010 <text:s text:c="5"/>| <text:s text:c="6"/>5 | <text:s text:c="9"/>5 | Aarti Deshmukh | 9.10 | Computer Science <text:s text:c="6"/>| 1998-03-30 |</text:p>
      <text:p text:style-name="P4">+-----------+---------+------------+----------------+------+------------------------+------------+</text:p>
      <text:p text:style-name="P4">10 rows in set (0.00 sec)</text:p>
      <text:p text:style-name="P4"/>
      <text:p text:style-name="P4"><text:soft-page-break/></text:p>
      <text:p text:style-name="P4">mysql&gt; CREATE VIEW TrainingView AS SELECT * FROM Training;</text:p>
      <text:p text:style-name="P4">Query OK, 0 rows affected (0.04 sec)</text:p>
      <text:p text:style-name="P4"/>
      <text:p text:style-name="P4">mysql&gt; SELECT * FROM Training;</text:p>
      <text:p text:style-name="P4">+------------+--------------+-------------+--------------+</text:p>
      <text:p text:style-name="P4">| TrainingID | TCompanyName | TrainingFee | TrainingYear |</text:p>
      <text:p text:style-name="P4">+------------+--------------+-------------+--------------+</text:p>
      <text:p text:style-name="P4">| <text:s text:c="9"/>1 | Microsoft <text:s text:c="3"/>| <text:s text:c="6"/>25000 | <text:s text:c="8"/>2011 |</text:p>
      <text:p text:style-name="P4">| <text:s text:c="9"/>2 | Google <text:s text:c="6"/>| <text:s text:c="6"/>30000 | <text:s text:c="8"/>2016 |</text:p>
      <text:p text:style-name="P4">| <text:s text:c="9"/>3 | Amazon <text:s text:c="6"/>| <text:s text:c="6"/>20000 | <text:s text:c="8"/>2014 |</text:p>
      <text:p text:style-name="P4">| <text:s text:c="9"/>4 | IBM <text:s text:c="9"/>| <text:s text:c="6"/>15000 | <text:s text:c="8"/>2013 |</text:p>
      <text:p text:style-name="P4">| <text:s text:c="9"/>5 | Infosys <text:s text:c="5"/>| <text:s text:c="6"/>18000 | <text:s text:c="8"/>2017 |</text:p>
      <text:p text:style-name="P4">+------------+--------------+-------------+--------------+</text:p>
      <text:p text:style-name="P4">5 rows in set (3.46 sec)</text:p>
      <text:p text:style-name="P4"/>
      <text:p text:style-name="P4">10. Perform Manipulation on simple view-Insert, update, delete, drop view.</text:p>
      <text:p text:style-name="P4"/>
      <text:p text:style-name="P5">INSERT::</text:p>
      <text:p text:style-name="P4"/>
      <text:p text:style-name="P4">mysql&gt; INSERT INTO TrainingView(TrainingID,TCompanyName , TrainingFee , TrainingYear) VALUES ('6','TCS','12000','2010');</text:p>
      <text:p text:style-name="P4">Query OK, 1 row affected (0.06 sec)</text:p>
      <text:p text:style-name="P4"/>
      <text:p text:style-name="P4">mysql&gt; SELECT* FROM TrainingView;</text:p>
      <text:p text:style-name="P4">+------------+--------------+-------------+--------------+</text:p>
      <text:p text:style-name="P4">| TrainingID | TCompanyName | TrainingFee | TrainingYear |</text:p>
      <text:p text:style-name="P4">+------------+--------------+-------------+--------------+</text:p>
      <text:p text:style-name="P4">| <text:s text:c="9"/>1 | Microsoft <text:s text:c="3"/>| <text:s text:c="6"/>25000 | <text:s text:c="8"/>2011 |</text:p>
      <text:p text:style-name="P4">| <text:s text:c="9"/>2 | Google <text:s text:c="6"/>| <text:s text:c="6"/>30000 | <text:s text:c="8"/>2016 |</text:p>
      <text:p text:style-name="P4">| <text:s text:c="9"/>3 | Amazon <text:s text:c="6"/>| <text:s text:c="6"/>20000 | <text:s text:c="8"/>2014 |</text:p>
      <text:p text:style-name="P4">| <text:s text:c="9"/>4 | IBM <text:s text:c="9"/>| <text:s text:c="6"/>15000 | <text:s text:c="8"/>2013 |</text:p>
      <text:p text:style-name="P4">| <text:s text:c="9"/>5 | Infosys <text:s text:c="5"/>| <text:s text:c="6"/>18000 | <text:s text:c="8"/>2017 |</text:p>
      <text:p text:style-name="P4">| <text:s text:c="9"/>6 | TCS <text:s text:c="9"/>| <text:s text:c="6"/>12000 | <text:s text:c="8"/>2010 |</text:p>
      <text:p text:style-name="P4">+------------+--------------+-------------+--------------+</text:p>
      <text:p text:style-name="P4">6 rows in set (0.00 sec)</text:p>
      <text:p text:style-name="P4"/>
      <text:p text:style-name="P5">UPDATE ::</text:p>
      <text:p text:style-name="P5"/>
      <text:p text:style-name="P5">mysql&gt; UPDATE TrainingView SET TCompanyName = "Tata Consultancy Services" WHERE TrainingID = 6;</text:p>
      <text:p text:style-name="P5">Query OK, 1 row affected (0.12 sec)</text:p>
      <text:p text:style-name="P5">Rows matched: 1 <text:s/>Changed: 1 <text:s/>Warnings: 0</text:p>
      <text:p text:style-name="P5"/>
      <text:p text:style-name="P5">mysql&gt; SELECT * FROM TrainingView;</text:p>
      <text:p text:style-name="P5">+------------+---------------------------+-------------+--------------+</text:p>
      <text:p text:style-name="P5">| TrainingID | TCompanyName <text:s text:c="13"/>| TrainingFee | TrainingYear |</text:p>
      <text:p text:style-name="P5">+------------+---------------------------+-------------+--------------+</text:p>
      <text:p text:style-name="P5">| <text:s text:c="9"/>1 | Microsoft <text:s text:c="16"/>| <text:s text:c="6"/>25000 | <text:s text:c="8"/>2011 |</text:p>
      <text:p text:style-name="P5"><text:soft-page-break/>| <text:s text:c="9"/>2 | Google <text:s text:c="19"/>| <text:s text:c="6"/>30000 | <text:s text:c="8"/>2016 |</text:p>
      <text:p text:style-name="P5">| <text:s text:c="9"/>3 | Amazon <text:s text:c="19"/>| <text:s text:c="6"/>20000 | <text:s text:c="8"/>2014 |</text:p>
      <text:p text:style-name="P5">| <text:s text:c="9"/>4 | IBM <text:s text:c="22"/>| <text:s text:c="6"/>15000 | <text:s text:c="8"/>2013 |</text:p>
      <text:p text:style-name="P5">| <text:s text:c="9"/>5 | Infosys <text:s text:c="18"/>| <text:s text:c="6"/>18000 | <text:s text:c="8"/>2017 |</text:p>
      <text:p text:style-name="P5">| <text:s text:c="9"/>6 | Tata Consultancy Services | <text:s text:c="6"/>12000 | <text:s text:c="8"/>2010 |</text:p>
      <text:p text:style-name="P5">+------------+---------------------------+-------------+--------------+</text:p>
      <text:p text:style-name="P5">6 rows in set (0.00 sec)</text:p>
      <text:p text:style-name="P5"/>
      <text:p text:style-name="P6">DELETE ::</text:p>
      <text:p text:style-name="P6"/>
      <text:p text:style-name="P6">mysql&gt; DELETE FROM TrainingView WHERE TrainingID = 6;</text:p>
      <text:p text:style-name="P6">Query OK, 1 row affected (0.03 sec)</text:p>
      <text:p text:style-name="P6"/>
      <text:p text:style-name="P6">mysql&gt; SELECT* FROM TrainingView;</text:p>
      <text:p text:style-name="P6">+------------+--------------+-------------+--------------+</text:p>
      <text:p text:style-name="P6">| TrainingID | TCompanyName | TrainingFee | TrainingYear |</text:p>
      <text:p text:style-name="P6">+------------+--------------+-------------+--------------+</text:p>
      <text:p text:style-name="P6">| <text:s text:c="9"/>1 | Microsoft <text:s text:c="3"/>| <text:s text:c="6"/>25000 | <text:s text:c="8"/>2011 |</text:p>
      <text:p text:style-name="P6">| <text:s text:c="9"/>2 | Google <text:s text:c="6"/>| <text:s text:c="6"/>30000 | <text:s text:c="8"/>2016 |</text:p>
      <text:p text:style-name="P6">| <text:s text:c="9"/>3 | Amazon <text:s text:c="6"/>| <text:s text:c="6"/>20000 | <text:s text:c="8"/>2014 |</text:p>
      <text:p text:style-name="P6">| <text:s text:c="9"/>4 | IBM <text:s text:c="9"/>| <text:s text:c="6"/>15000 | <text:s text:c="8"/>2013 |</text:p>
      <text:p text:style-name="P6">| <text:s text:c="9"/>5 | Infosys <text:s text:c="5"/>| <text:s text:c="6"/>18000 | <text:s text:c="8"/>2017 |</text:p>
      <text:p text:style-name="P6">+------------+--------------+-------------+--------------+</text:p>
      <text:p text:style-name="P6">5 rows in set (0.00 sec)</text:p>
      <text:p text:style-name="P6"/>
      <text:p text:style-name="P6">DROP::</text:p>
      <text:p text:style-name="P6"/>
      <text:p text:style-name="P6">mysql&gt; DROP VIEW TrainingView;</text:p>
      <text:p text:style-name="P6">Query OK, 0 rows affected (0.86 sec)</text:p>
      <text:p text:style-name="P6"/>
      <text:p text:style-name="P6">mysql&gt; SELECT * FROM TrainingView;</text:p>
      <text:p text:style-name="P6">ERROR 1146 (42S02): Table 'te31330_db.TrainingView' doesn't exist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09:50:27.902385164</meta:creation-date>
    <dc:date>2024-08-05T15:43:16.668365360</dc:date>
    <meta:editing-duration>PT29M3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6" meta:paragraph-count="223" meta:word-count="1950" meta:character-count="13977" meta:non-whitespace-character-count="9783"/>
  </office:meta>
</office:document-meta>
</file>